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Министерство цифрового развития, связи и массовых коммуникаций Российской Федерации</text:p>
      <text:p text:style-name="Preformatted_20_Text">ФГБОУ ВО «СибГУТИ»</text:p>
      <text:p text:style-name="Preformatted_20_Text"/>
      <text:p text:style-name="Preformatted_20_Text"/>
      <text:p text:style-name="Preformatted_20_Text">Кафедра ТСиВС</text:p>
      <text:p text:style-name="Preformatted_20_Text">Отчет по курсовой работе</text:p>
      <text:p text:style-name="Preformatted_20_Text">вариант-25</text:p>
      <text:p text:style-name="Preformatted_20_Text">Умножение дат</text:p>
      <text:p text:style-name="Preformatted_20_Text"/>
      <text:p text:style-name="Preformatted_20_Text"/>
      <text:p text:style-name="Preformatted_20_Text"/>
      <text:p text:style-name="Preformatted_20_Text">Выполнил студент: Шаповал Н.О.</text:p>
      <text:p text:style-name="Preformatted_20_Text"><text:s text:c="41"/><text:tab/><text:tab/><text:tab/><text:tab/> <text:s text:c="5"/>группы: ИА-131</text:p>
      <text:p text:style-name="Preformatted_20_Text"/>
      <text:p text:style-name="Preformatted_20_Text"><text:s text:c="61"/>Проверил преподаватель:</text:p>
      <text:p text:style-name="Preformatted_20_Text"><text:tab/><text:tab/><text:tab/><text:tab/><text:tab/><text:tab/><text:tab/><text:tab/><text:tab/><text:tab/><text:tab/>Лебеденко Л.Ф</text:p>
      <text:p text:style-name="Preformatted_20_Text"><text:s text:c="38"/><text:tab/></text:p>
      <text:p text:style-name="Preformatted_20_Text"/>
      <text:p text:style-name="Preformatted_20_Text"/>
      <text:p text:style-name="Preformatted_20_Text"/>
      <text:p text:style-name="Preformatted_20_Text">Отчёт принят ____________________________</text:p>
      <text:p text:style-name="Preformatted_20_Text"><text:s text:c="38"/>Дата, подпись преподавателя</text:p>
      <text:p text:style-name="Preformatted_20_Text"/>
      <text:p text:style-name="Preformatted_20_Text">Работа зачтена ____________________________</text:p>
      <text:p text:style-name="Preformatted_20_Text"><text:s text:c="37"/>Оценка, дата, подпись преподавателя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Задание</text:p>
      <text:p text:style-name="Preformatted_20_Text"/>
      <text:p text:style-name="Preformatted_20_Text">В 1928 г. были четыре даты, обладающие замечательным свойством: при записи их обычным образом произведение числа на месяц дает год. Вот эти даты: 28/1 — 28, 14/2 — 28, 7/4 — 28 и 4/7 — 28. Сколько раз в нашем веке (с 1901 по 2000 г. включительно) встречаются такие даты? Может быть, вы попытаетесь найти год нашего столетия, в котором число таких дат максимально? Существует лишь один такой год. Записать в файл все найденные даты. <text:s/>Разработать функцию, определяющую <text:s/>обладает ли <text:s/>дата заданным свойствам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Анализ задачи</text:p>
      <text:p text:style-name="Preformatted_20_Text"/>
      <text:p text:style-name="Preformatted_20_Text">Чтобы узнать, сколько раз встречаются данные даты, нам нужно сделать перебор всего чисел. Для этого используем 3 вложенных цикла. Сначала перебираем год, в каждом году месяца, в каждом месяце дни. Количество дней изменяется между 30 и 31 днями а также 29 или 28 дней в феврале.</text:p>
      <text:p text:style-name="Preformatted_20_Text"/>
      <text:p text:style-name="Preformatted_20_Text">Далее нужно будет сравнить, подходит ли число. Для этого умножаем день и месяц. И если данное число равно двум последним цифрам в году, то дата имеет нужно нам свойство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Тестовые данные</text:p>
      <text:p text:style-name="Preformatted_20_Text"/>
      <text:p text:style-name="Preformatted_20_Text">В моем задании практически не нужны текстовые данные, т.к. я осуществляю перебор всех значений(всех дат), и соответсвенно пользователю это вводить не нужно. <text:soft-page-break/>Однако пользователь вводит назнавание файла, куда нужно помещаются даты, поэтому стоит сделать проверку на количетсво аргументов, подаваемых в функцию. </text:p>
      <text:p text:style-name="Preformatted_20_Text">Также еще реализуется функция, в к-ую в качестве аргументов мещается дата, а по выводу можно оченить, подходит ли нам эта дата. Для этой функции я написал 2 примера, 01.05.1905 (пример подходит), <text:s/>01.05.1906(пример не подходит).</text:p>
      <text:p text:style-name="Preformatted_20_Text"/>
      <text:p text:style-name="Preformatted_20_Text"/>
      <text:p text:style-name="Preformatted_20_Text"/>
      <text:p text:style-name="Preformatted_20_Text">Листинг программы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2" meta:paragraph-count="24" meta:word-count="280" meta:character-count="2164" meta:non-whitespace-character-count="1661"/>
    <meta:generator>LibreOffice/6.4.7.2$Linux_X86_64 LibreOffice_project/40$Build-2</meta:generator>
  </office:meta>
</office:document-meta>
</file>